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37000001E69DD5A94E.png"/>
  <manifest:file-entry manifest:media-type="image/png" manifest:full-path="Pictures/100000000000058D000001BBB59447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5.299cm" draw:z-index="0"><draw:image xlink:href="Pictures/100000000000058D000001BBB59447E8.png" xlink:type="simple" xlink:show="embed" xlink:actuate="onLoad"/></draw:frame><draw:frame draw:style-name="fr2" draw:name="graphics2" text:anchor-type="paragraph" svg:x="0.418cm" svg:y="10.793cm" svg:width="15.002cm" svg:height="12.859cm" draw:z-index="1"><draw:image xlink:href="Pictures/1000000000000237000001E69DD5A94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ina Bratu</meta:initial-creator>
    <meta:creation-date>2014-07-11T13:57:58.61</meta:creation-date>
    <meta:generator>OpenOffice/4.1.0$Win32 OpenOffice.org_project/410m18$Build-9764</meta:generator>
    <meta:document-statistic meta:table-count="0" meta:image-count="2" meta:object-count="0" meta:page-count="1" meta:paragraph-count="0" meta:word-count="0" meta:character-count="0"/>
    <dc:date>2014-07-11T15:36:43.76</dc:date>
    <dc:creator>Alina Bratu</dc:creator>
    <meta:editing-duration>PT1H38M48S</meta:editing-duration>
    <meta:editing-cycles>1</meta:editing-cycles>
  </office:meta>
</office:document-meta>
</file>